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7556in" style:rel-column-width="45004*"/>
    </style:style>
    <style:style style:name="Table1.B" style:family="table-column">
      <style:table-column-properties style:column-width="2.1694in" style:rel-column-width="2053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62175" officeooo:paragraph-rsid="000b8f45"/>
    </style:style>
    <style:style style:name="P2" style:family="paragraph" style:parent-style-name="Standard">
      <style:paragraph-properties fo:text-align="start" style:justify-single-word="false"/>
      <style:text-properties officeooo:rsid="000968d5" officeooo:paragraph-rsid="000968d5"/>
    </style:style>
    <style:style style:name="P3" style:family="paragraph" style:parent-style-name="Standard">
      <style:paragraph-properties fo:text-align="start" style:justify-single-word="false"/>
      <style:text-properties officeooo:rsid="000968d5" officeooo:paragraph-rsid="000fa596"/>
    </style:style>
    <style:style style:name="P4" style:family="paragraph" style:parent-style-name="Standard">
      <style:paragraph-properties fo:text-align="start" style:justify-single-word="false"/>
      <style:text-properties officeooo:rsid="000968d5" officeooo:paragraph-rsid="003090bc"/>
    </style:style>
    <style:style style:name="P5" style:family="paragraph" style:parent-style-name="Standard">
      <style:paragraph-properties fo:text-align="center" style:justify-single-word="false"/>
      <style:text-properties officeooo:rsid="000e9136" officeooo:paragraph-rsid="000e9136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0pt" officeooo:rsid="000968d5" officeooo:paragraph-rsid="000ad7b8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0pt" officeooo:rsid="000ad7b8" officeooo:paragraph-rsid="000ad7b8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0pt" officeooo:rsid="000ad7b8" officeooo:paragraph-rsid="000ca072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3694c0" officeooo:paragraph-rsid="003694c0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onsolas" fo:font-size="10pt" officeooo:rsid="003694c0" officeooo:paragraph-rsid="003694c0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officeooo:rsid="003788e7" officeooo:paragraph-rsid="003788e7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968d5" officeooo:paragraph-rsid="0024a2f9"/>
    </style:style>
    <style:style style:name="P13" style:family="paragraph" style:parent-style-name="Standard">
      <style:paragraph-properties fo:text-align="start" style:justify-single-word="false"/>
      <style:text-properties officeooo:rsid="000968d5" officeooo:paragraph-rsid="000968d5"/>
    </style:style>
    <style:style style:name="P14" style:family="paragraph" style:parent-style-name="Standard">
      <style:paragraph-properties fo:text-align="start" style:justify-single-word="false"/>
      <style:text-properties officeooo:rsid="000968d5" officeooo:paragraph-rsid="000fa59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f6397" officeooo:paragraph-rsid="0024a2f9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d76da" officeooo:paragraph-rsid="000d76da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1de19" officeooo:paragraph-rsid="0031de19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cd15a" officeooo:paragraph-rsid="003cd15a"/>
    </style:style>
    <style:style style:name="P19" style:family="paragraph" style:parent-style-name="Standard">
      <style:paragraph-properties fo:text-align="center" style:justify-single-word="false"/>
      <style:text-properties style:text-underline-style="none" officeooo:rsid="000d76da" officeooo:paragraph-rsid="000d76da"/>
    </style:style>
    <style:style style:name="P20" style:family="paragraph" style:parent-style-name="Standard">
      <style:paragraph-properties fo:text-align="center" style:justify-single-word="false"/>
      <style:text-properties officeooo:rsid="000d76da" officeooo:paragraph-rsid="000d76da"/>
    </style:style>
    <style:style style:name="P21" style:family="paragraph" style:parent-style-name="Standard">
      <style:paragraph-properties fo:text-align="start" style:justify-single-word="false"/>
      <style:text-properties officeooo:rsid="004c34cc" officeooo:paragraph-rsid="004c34cc"/>
    </style:style>
    <style:style style:name="P22" style:family="paragraph" style:parent-style-name="Standard" style:list-style-name="L1">
      <style:paragraph-properties fo:text-align="start" style:justify-single-word="false" fo:break-before="page"/>
      <style:text-properties officeooo:rsid="000968d5" officeooo:paragraph-rsid="000968d5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3d92d3" officeooo:paragraph-rsid="003d92d3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rsid="0041b9de" officeooo:paragraph-rsid="0041b9de"/>
    </style:style>
    <style:style style:name="P25" style:family="paragraph" style:parent-style-name="Table_20_Contents">
      <style:paragraph-properties fo:text-align="start" style:justify-single-word="false"/>
      <style:text-properties style:font-name="Consolas" fo:font-size="10pt" officeooo:rsid="003d92d3" officeooo:paragraph-rsid="003d92d3" style:font-size-asian="10pt" style:font-size-complex="10pt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0.3445in"/>
        </style:tab-stops>
      </style:paragraph-properties>
      <style:text-properties style:font-name="Consolas" fo:font-size="10pt" officeooo:rsid="003694c0" officeooo:paragraph-rsid="003694c0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onsolas" fo:font-size="10pt" officeooo:rsid="003694c0" officeooo:paragraph-rsid="003694c0" style:font-size-asian="10pt" style:font-size-complex="10pt"/>
    </style:style>
    <style:style style:name="T1" style:family="text">
      <style:text-properties officeooo:rsid="000b8f45"/>
    </style:style>
    <style:style style:name="T2" style:family="text">
      <style:text-properties officeooo:rsid="000ad7b8"/>
    </style:style>
    <style:style style:name="T3" style:family="text">
      <style:text-properties officeooo:rsid="000ca07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49a839"/>
    </style:style>
    <style:style style:name="T6" style:family="text">
      <style:text-properties officeooo:rsid="000e9136"/>
    </style:style>
    <style:style style:name="T7" style:family="text">
      <style:text-properties officeooo:rsid="00146dac"/>
    </style:style>
    <style:style style:name="T8" style:family="text">
      <style:text-properties officeooo:rsid="0019673f"/>
    </style:style>
    <style:style style:name="T9" style:family="text">
      <style:text-properties officeooo:rsid="001f0656"/>
    </style:style>
    <style:style style:name="T10" style:family="text">
      <style:text-properties officeooo:rsid="001f6397"/>
    </style:style>
    <style:style style:name="T11" style:family="text">
      <style:text-properties officeooo:rsid="002673a5"/>
    </style:style>
    <style:style style:name="T12" style:family="text">
      <style:text-properties fo:font-weight="bold" officeooo:rsid="00287d25" style:font-weight-asian="bold" style:font-weight-complex="bold"/>
    </style:style>
    <style:style style:name="T13" style:family="text">
      <style:text-properties fo:font-weight="bold" officeooo:rsid="003694c0" style:font-weight-asian="bold" style:font-weight-complex="bold"/>
    </style:style>
    <style:style style:name="T14" style:family="text">
      <style:text-properties fo:font-weight="bold" officeooo:rsid="00444296" style:font-weight-asian="bold" style:font-weight-complex="bold"/>
    </style:style>
    <style:style style:name="T15" style:family="text">
      <style:text-properties fo:font-weight="normal" officeooo:rsid="00287d25" style:font-weight-asian="normal" style:font-weight-complex="normal"/>
    </style:style>
    <style:style style:name="T16" style:family="text">
      <style:text-properties fo:font-weight="normal" officeooo:rsid="002b30d0" style:font-weight-asian="normal" style:font-weight-complex="normal"/>
    </style:style>
    <style:style style:name="T17" style:family="text">
      <style:text-properties fo:font-weight="normal" officeooo:rsid="0030d15e" style:font-weight-asian="normal" style:font-weight-complex="normal"/>
    </style:style>
    <style:style style:name="T18" style:family="text">
      <style:text-properties fo:font-weight="normal" officeooo:rsid="003694c0" style:font-weight-asian="normal" style:font-weight-complex="normal"/>
    </style:style>
    <style:style style:name="T19" style:family="text">
      <style:text-properties officeooo:rsid="0028cfe5"/>
    </style:style>
    <style:style style:name="T20" style:family="text">
      <style:text-properties officeooo:rsid="0029c9f3"/>
    </style:style>
    <style:style style:name="T21" style:family="text">
      <style:text-properties officeooo:rsid="00331f19"/>
    </style:style>
    <style:style style:name="T22" style:family="text">
      <style:text-properties officeooo:rsid="003694c0"/>
    </style:style>
    <style:style style:name="T23" style:family="text">
      <style:text-properties officeooo:rsid="00369766"/>
    </style:style>
    <style:style style:name="T24" style:family="text">
      <style:text-properties officeooo:rsid="0041b9de"/>
    </style:style>
    <style:style style:name="T25" style:family="text">
      <style:text-properties officeooo:rsid="0044b503"/>
    </style:style>
    <style:style style:name="T26" style:family="text">
      <style:text-properties officeooo:rsid="0049a839"/>
    </style:style>
    <style:style style:name="T27" style:family="text">
      <style:text-properties style:text-underline-style="none" officeooo:rsid="0049a8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121 – Week <text:span text:style-name="T1">4 pt 2</text:span> Worksheet – <text:span text:style-name="T7">Static Variables, Modulus, &amp; Post/Pre-Increment/Decrement</text:span></text:p>
      <text:p text:style-name="P1"/>
      <text:list xml:id="list4224104977363219453" text:style-name="L1">
        <text:list-item>
          <text:p text:style-name="P18">Analyze the following function and its output. What's going on in it?</text:p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3">PROGRAM</text:p>
          </table:table-cell>
          <table:table-cell table:style-name="Table2.B1" office:value-type="string">
            <text:p text:style-name="P23">OUTPUT</text:p>
          </table:table-cell>
        </table:table-row>
        <table:table-row>
          <table:table-cell table:style-name="Table2.A2" office:value-type="string">
            <text:p text:style-name="P25">#include &lt;iostream&gt;</text:p>
            <text:p text:style-name="P25">using namespace std;</text:p>
            <text:p text:style-name="P25">void mySpecialFunct()</text:p>
            <text:p text:style-name="P25">{</text:p>
            <text:p text:style-name="P25"><text:s/><text:span text:style-name="T24">static int calls = 0;</text:span></text:p>
            <text:p text:style-name="P25"><text:s/><text:span text:style-name="T24">calls++;</text:span></text:p>
            <text:p text:style-name="P25"><text:s/><text:span text:style-name="T25">cout &lt;&lt; “Function calls: “&lt;&lt; calls &lt;&lt; endl;</text:span></text:p>
            <text:p text:style-name="P25">}</text:p>
            <text:p text:style-name="P25">int main()</text:p>
            <text:p text:style-name="P25">{</text:p>
            <text:p text:style-name="P25"><text:s text:c="2"/>mySpecialFunct();</text:p>
            <text:p text:style-name="P25"><text:s text:c="2"/>mySpecialFunct();</text:p>
            <text:p text:style-name="P25"><text:s text:c="2"/>mySpecialFunct();</text:p>
            <text:p text:style-name="P25"><text:s text:c="2"/>mySpecialFunct();</text:p>
            <text:p text:style-name="P25"><text:s text:c="2"/>mySpecialFunct();</text:p>
            <text:p text:style-name="P25"><text:s text:c="2"/>mySpecialFunct();</text:p>
            <text:p text:style-name="P25"/>
            <text:p text:style-name="P25"><text:s text:c="2"/>return 0;</text:p>
            <text:p text:style-name="P25">}</text:p>
          </table:table-cell>
          <table:table-cell table:style-name="Table2.B2" office:value-type="string">
            <text:p text:style-name="P24">Function calls: 1</text:p>
            <text:p text:style-name="P24">Function calls: 2</text:p>
            <text:p text:style-name="P24">Function calls: 3</text:p>
            <text:p text:style-name="P24">Function calls: 4</text:p>
            <text:p text:style-name="P24">Function calls: 5</text:p>
            <text:p text:style-name="P24">Function calls: 6</text:p>
          </table:table-cell>
        </table:table-row>
      </table:table>
      <text:p text:style-name="P2"/>
      <text:list xml:id="list234018238914629" text:continue-numbering="true" text:style-name="L1">
        <text:list-item>
          <text:p text:style-name="P12">Suppose <text:span text:style-name="T9">you're testing running times of a computationally expensive function.</text:span> <text:span text:style-name="T10">After one run of your program, the total elapsed time for the run was 4100 seconds (ouch). </text:span></text:p>
          <text:p text:style-name="P12"/>
          <text:p text:style-name="P15">If we wanted to see how long it took in terms of hours, minutes, and seconds, we would do the following:</text:p>
        </text:list-item>
      </text:list>
      <text:p text:style-name="P2"/>
      <text:p text:style-name="P20">hours = 4100 secs / 3600 secs/hour = 1 hour R <text:span text:style-name="T4">500</text:span><text:span text:style-name="T27"> secs</text:span></text:p>
      <text:p text:style-name="P16"/>
      <text:p text:style-name="P19">minutes = 500 secs / 60 secs/minute = 8 minutes R <text:span text:style-name="T4">20</text:span><text:span text:style-name="T26"> secs</text:span></text:p>
      <text:p text:style-name="P19"/>
      <text:p text:style-name="P19">seconds = 20 seconds</text:p>
      <text:p text:style-name="P2"><text:tab/><text:span text:style-name="T6">Which yields:</text:span></text:p>
      <text:p text:style-name="P5">1 hour, 8 minutes, and 20 seconds.</text:p>
      <text:p text:style-name="P2"><text:tab/></text:p>
      <text:p text:style-name="P4"><text:tab/><text:span text:style-name="T11">Although the above is fairly straightforward arithmetic, you'd rather focus on optimizing your <text:tab/>main program. To avoid being bothered with recalculations, </text:span><text:span text:style-name="T12">write a function that takes in an <text:tab/>integer amount of seconds and </text:span><text:span text:style-name="T14">outputs it in terms of</text:span><text:span text:style-name="T12"> hours, minutes, and seconds.</text:span><text:span text:style-name="T15"> </text:span><text:span text:style-name="T16">Output <text:tab/>the conversion within your function in a way that you would prefer </text:span><text:span text:style-name="T17">most</text:span><text:span text:style-name="T16">.</text:span>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list xml:id="list234017953706286" text:continue-numbering="true" text:style-name="L1">
        <text:list-item>
          <text:p text:style-name="P22">What is the output of the following program?</text:p>
        </text:list-item>
      </text:list>
      <text:p text:style-name="P6"><text:tab/><text:span text:style-name="T2">#include &lt;iostream&gt;</text:span></text:p>
      <text:p text:style-name="P7"><text:tab/>using <text:span text:style-name="T22">namespace std;</text:span></text:p>
      <text:p text:style-name="P7"><text:tab/>int main()</text:p>
      <text:p text:style-name="P7"><text:tab/>{</text:p>
      <text:p text:style-name="P7"><text:tab/> <text:s/>int counter = 5, <text:span text:style-name="T20">sum = 0,</text:span> <text:span text:style-name="T20">c</text:span> = 0.<text:span text:style-name="T19">5</text:span>;</text:p>
      <text:p text:style-name="P7"><text:tab/> <text:s text:c="6"/></text:p>
      <text:p text:style-name="P7"><text:tab/> <text:s/>while(--counter &gt; 0)</text:p>
      <text:p text:style-name="P7"><text:tab/> <text:s/>{</text:p>
      <text:p text:style-name="P7"><text:tab/> <text:s text:c="3"/>cout &lt;&lt; <text:span text:style-name="T8">++</text:span>sum &lt;&lt; endl;</text:p>
      <text:p text:style-name="P7"><text:tab/> <text:s/>}</text:p>
      <text:p text:style-name="P7"><text:tab/> <text:s/></text:p>
      <text:p text:style-name="P7"><text:tab/> <text:s/>counter = 5; <text:s text:c="4"/>// <text:span text:style-name="T3">reset counter back to 5</text:span></text:p>
      <text:p text:style-name="P7"><text:tab/> <text:s/></text:p>
      <text:p text:style-name="P8"><text:tab/> <text:s/>while(counter-- &gt; 0)</text:p>
      <text:p text:style-name="P7"><text:tab/> <text:s/>{</text:p>
      <text:p text:style-name="P7"><text:tab/> <text:s text:c="3"/>cout &lt;&lt; <text:span text:style-name="T20">c++</text:span> &lt;&lt; endl; <text:s text:c="2"/>// <text:span text:style-name="T20">pun intended</text:span></text:p>
      <text:p text:style-name="P7"><text:tab/> <text:s/>}</text:p>
      <text:p text:style-name="P7"><text:s text:c="2"/></text:p>
      <text:p text:style-name="P7"><text:tab/> <text:s/>return 0;</text:p>
      <text:p text:style-name="P7"><text:tab/>}</text:p>
      <text:p text:style-name="P2"/>
      <text:list xml:id="list234018193013021" text:continue-numbering="true" text:style-name="L1">
        <text:list-item>
          <text:p text:style-name="P17">Analyze the following code and output. <text:span text:style-name="T21">What's going in in it? (</text:span><text:span text:style-name="T13">HINT: </text:span><text:span text:style-name="T18">All 3's relate to list size)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PROGRAM</text:p>
          </table:table-cell>
          <table:table-cell table:style-name="Table1.B1" office:value-type="string">
            <text:p text:style-name="P9">OUTPUT</text:p>
          </table:table-cell>
        </table:table-row>
        <table:table-row>
          <table:table-cell table:style-name="Table1.A2" office:value-type="string">
            <text:p text:style-name="P10">#include &lt;iostream&gt;</text:p>
            <text:p text:style-name="P10">using namespace std;</text:p>
            <text:p text:style-name="P10"/>
            <text:p text:style-name="P10">int main()</text:p>
            <text:p text:style-name="P10">{</text:p>
            <text:p text:style-name="P10"><text:s text:c="2"/>int list[] = {0,1,1};</text:p>
            <text:p text:style-name="P10"><text:s text:c="2"/>int n = <text:span text:style-name="T23">7</text:span>, x;</text:p>
            <text:p text:style-name="P10"><text:s text:c="2"/></text:p>
            <text:p text:style-name="P10"><text:s text:c="2"/>cout &lt;&lt; "INITIAL: \n[" &lt;&lt; list[0] &lt;&lt; " " &lt;&lt; list[1]</text:p>
            <text:p text:style-name="P10"><text:s text:c="7"/>&lt;&lt; " " &lt;&lt; list[2] &lt;&lt; "]\n\n";</text:p>
            <text:p text:style-name="P10"><text:s text:c="7"/></text:p>
            <text:p text:style-name="P10"><text:s text:c="2"/>cout &lt;&lt; "LOOP:\n";</text:p>
            <text:p text:style-name="P10"><text:s text:c="2"/>for(x = 3; x &lt;= n; ++x)</text:p>
            <text:p text:style-name="P10"><text:s text:c="2"/>{</text:p>
            <text:p text:style-name="P10"><text:s text:c="4"/>static int y = x-1, z = x-2;</text:p>
            <text:p text:style-name="P10"><text:s text:c="4"/></text:p>
            <text:p text:style-name="P10"><text:s text:c="4"/>list[x%3] = list[y%3] + list[z%3];</text:p>
            <text:p text:style-name="P10"><text:s text:c="4"/>y++;</text:p>
            <text:p text:style-name="P10"><text:s text:c="4"/>z++;</text:p>
            <text:p text:style-name="P10"><text:s text:c="4"/></text:p>
            <text:p text:style-name="P10"><text:s text:c="4"/>cout &lt;&lt; "[" &lt;&lt; list[0] &lt;&lt; " " &lt;&lt; list[1]</text:p>
            <text:p text:style-name="P10"><text:s text:c="9"/>&lt;&lt; " " &lt;&lt; list[2] &lt;&lt; "]\n";</text:p>
            <text:p text:style-name="P10"><text:s text:c="2"/>}</text:p>
            <text:p text:style-name="P10"><text:s text:c="2"/></text:p>
            <text:p text:style-name="P10"><text:s text:c="2"/>x--; // doing this since the for loop shifted x up one</text:p>
            <text:p text:style-name="P10"><text:s text:c="2"/></text:p>
            <text:p text:style-name="P10"><text:s text:c="2"/>cout &lt;&lt; "Value when n=" &lt;&lt; n &lt;&lt; ": " &lt;&lt; list[x%3] &lt;&lt; "\n";</text:p>
            <text:p text:style-name="P10"><text:s text:c="2"/></text:p>
            <text:p text:style-name="P10"><text:s text:c="2"/>return 0;</text:p>
            <text:p text:style-name="P26">}</text:p>
          </table:table-cell>
          <table:table-cell table:style-name="Table1.B2" office:value-type="string">
            <text:p text:style-name="P11">INITIAL:</text:p>
            <text:p text:style-name="P11">[0 1 1]</text:p>
            <text:p text:style-name="P11"/>
            <text:p text:style-name="P11">LOOP:</text:p>
            <text:p text:style-name="P11">[2 1 1]</text:p>
            <text:p text:style-name="P11">[2 3 1]</text:p>
            <text:p text:style-name="P11">[2 3 5]</text:p>
            <text:p text:style-name="P11">[8 3 5]</text:p>
            <text:p text:style-name="P11">[8 13 5]</text:p>
            <text:p text:style-name="P11">Value when n=7: 13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59:58.885000000</meta:creation-date>
    <dc:date>2015-09-16T23:40:17.319000000</dc:date>
    <meta:editing-duration>PT2H36M1S</meta:editing-duration>
    <meta:editing-cycles>69</meta:editing-cycles>
    <meta:generator>LibreOffice/4.4.5.2$Windows_x86 LibreOffice_project/a22f674fd25a3b6f45bdebf25400ed2adff0ff99</meta:generator>
    <meta:document-statistic meta:table-count="2" meta:image-count="0" meta:object-count="0" meta:page-count="2" meta:paragraph-count="99" meta:word-count="441" meta:character-count="2434" meta:non-whitespace-character-count="1917"/>
  </office:meta>
</office:document-meta>
</file>